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Lohit Hindi1" svg:font-family="'Lohit Hindi'"/>
    <style:font-face style:name="Monospace1" svg:font-family="Monospace"/>
    <style:font-face style:name="OpenSymbol" svg:font-family="OpenSymbol"/>
    <style:font-face style:name="文泉驛微米黑1" svg:font-family="文泉驛微米黑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Text_20_body">
      <style:paragraph-properties fo:margin-top="0cm" fo:margin-bottom="0cm"/>
      <style:text-properties fo:color="#000000"/>
    </style:style>
    <style:style style:name="P5" style:family="paragraph" style:parent-style-name="Text_20_body">
      <style:paragraph-properties fo:margin-top="0cm" fo:margin-bottom="0cm"/>
      <style:text-properties fo:color="#000000" style:font-name-asian="Monospace1" style:font-size-asian="12pt"/>
    </style:style>
    <style:style style:name="P6" style:family="paragraph" style:parent-style-name="Text_20_body">
      <style:paragraph-properties fo:margin-top="0cm" fo:margin-bottom="0cm"/>
      <style:text-properties fo:color="#000000" style:font-name="Monospace1" fo:font-size="12pt" fo:language="en" fo:country="US"/>
    </style:style>
    <style:style style:name="P7" style:family="paragraph" style:parent-style-name="Preformatted_20_Text">
      <style:paragraph-properties fo:margin-top="0cm" fo:margin-bottom="0.499cm"/>
    </style:style>
    <style:style style:name="P8" style:family="paragraph" style:parent-style-name="Text_20_body" style:list-style-name="L1">
      <style:paragraph-properties fo:margin-top="0cm" fo:margin-bottom="0cm"/>
      <style:text-properties fo:color="#000000"/>
    </style:style>
    <style:style style:name="P9" style:family="paragraph" style:parent-style-name="Text_20_body" style:list-style-name="L2">
      <style:paragraph-properties fo:margin-top="0cm" fo:margin-bottom="0cm"/>
      <style:text-properties fo:color="#000000"/>
    </style:style>
    <style:style style:name="P10" style:family="paragraph" style:parent-style-name="Text_20_body">
      <style:paragraph-properties fo:margin-top="0cm" fo:margin-bottom="0cm"/>
      <style:text-properties fo:color="#000000" style:font-name-asian="Monospace1" style:font-size-asian="10pt"/>
    </style:style>
    <style:style style:name="P11" style:family="paragraph" style:parent-style-name="Text_20_body" style:list-style-name="L2">
      <style:paragraph-properties fo:margin-top="0cm" fo:margin-bottom="0cm"/>
      <style:text-properties fo:color="#000000" style:font-name-asian="Monospace1" style:font-size-asian="10pt"/>
    </style:style>
    <style:style style:name="P12" style:family="paragraph" style:parent-style-name="Text_20_body">
      <style:paragraph-properties fo:margin-top="0cm" fo:margin-bottom="0cm"/>
      <style:text-properties fo:color="#000000" style:font-name="Monospace1" fo:font-size="10pt" fo:language="en" fo:country="US"/>
    </style:style>
    <style:style style:name="P13" style:family="paragraph" style:parent-style-name="Text_20_body" style:list-style-name="L3">
      <style:paragraph-properties fo:margin-top="0cm" fo:margin-bottom="0cm"/>
      <style:text-properties fo:color="#000000" style:font-name="Monospace1" fo:font-size="12pt" fo:language="en" fo:country="US"/>
    </style:style>
    <style:style style:name="P14" style:family="paragraph" style:parent-style-name="Text_20_body" style:list-style-name="L5">
      <style:paragraph-properties fo:margin-top="0cm" fo:margin-bottom="0cm"/>
      <style:text-properties fo:color="#000000" style:font-name="Monospace1" fo:font-size="12pt" fo:language="en" fo:country="US"/>
    </style:style>
    <style:style style:name="P15" style:family="paragraph" style:parent-style-name="Text_20_body" style:list-style-name="L6">
      <style:paragraph-properties fo:margin-top="0cm" fo:margin-bottom="0cm"/>
      <style:text-properties fo:color="#000000" style:font-name="Monospace1" fo:font-size="12pt" fo:language="en" fo:country="US"/>
    </style:style>
    <style:style style:name="P16" style:family="paragraph" style:parent-style-name="Text_20_body" style:list-style-name="L8">
      <style:paragraph-properties fo:margin-top="0cm" fo:margin-bottom="0cm"/>
      <style:text-properties fo:color="#000000" style:font-name="Monospace1" fo:font-size="12pt" fo:language="en" fo:country="US"/>
    </style:style>
    <style:style style:name="P17" style:family="paragraph" style:parent-style-name="Text_20_body" style:list-style-name="L9">
      <style:paragraph-properties fo:margin-top="0cm" fo:margin-bottom="0cm"/>
      <style:text-properties fo:color="#000000" style:font-name="Monospace1" fo:font-size="12pt" fo:language="en" fo:country="US"/>
    </style:style>
    <style:style style:name="P18" style:family="paragraph" style:parent-style-name="Text_20_body" style:list-style-name="L10">
      <style:paragraph-properties fo:margin-top="0cm" fo:margin-bottom="0cm"/>
      <style:text-properties fo:color="#000000" style:font-name="Monospace1" fo:font-size="12pt" fo:language="en" fo:country="US"/>
    </style:style>
    <style:style style:name="P19" style:family="paragraph" style:parent-style-name="Text_20_body" style:list-style-name="L4">
      <style:paragraph-properties fo:margin-top="0cm" fo:margin-bottom="0cm"/>
      <style:text-properties fo:color="#000000"/>
    </style:style>
    <style:style style:name="P20" style:family="paragraph" style:parent-style-name="Text_20_body" style:list-style-name="L7">
      <style:paragraph-properties fo:margin-top="0cm" fo:margin-bottom="0cm"/>
      <style:text-properties fo:color="#000000"/>
    </style:style>
    <style:style style:name="P21" style:family="paragraph" style:parent-style-name="Text_20_body" style:list-style-name="L11">
      <style:paragraph-properties fo:margin-top="0cm" fo:margin-bottom="0cm"/>
      <style:text-properties fo:color="#000000"/>
    </style:style>
    <style:style style:name="T1" style:family="text">
      <style:text-properties fo:color="#0000ff"/>
    </style:style>
    <style:style style:name="T2" style:family="text">
      <style:text-properties fo:color="#0000ff" style:font-name="Monospace1" fo:font-size="12pt" fo:language="en" fo:country="US"/>
    </style:style>
    <style:style style:name="T3" style:family="text">
      <style:text-properties fo:color="#0000ff" style:font-name-asian="Monospace1" style:font-size-asian="12pt" style:language-asian="en" style:country-asian="US"/>
    </style:style>
    <style:style style:name="T4" style:family="text">
      <style:text-properties style:font-name="Liberation Serif1" fo:font-size="12pt" fo:language="en" fo:country="US"/>
    </style:style>
    <style:style style:name="T5" style:family="text">
      <style:text-properties style:font-name="文泉驛微米黑1" fo:font-size="14pt" fo:language="en" fo:country="US"/>
    </style:style>
    <style:style style:name="T6" style:family="text">
      <style:text-properties style:font-name-asian="文泉驛微米黑1" style:font-size-asian="14pt"/>
    </style:style>
    <style:style style:name="T7" style:family="text">
      <style:text-properties style:font-name="Monospace1" fo:font-size="12pt" fo:language="en" fo:country="US"/>
    </style:style>
    <style:style style:name="T8" style:family="text">
      <style:text-properties style:font-name="Monospace1" fo:font-size="12pt" fo:language="en" fo:country="US" fo:font-weight="normal"/>
    </style:style>
    <style:style style:name="T9" style:family="text">
      <style:text-properties style:font-name="Monospace1" fo:font-size="10pt"/>
    </style:style>
    <style:style style:name="T10" style:family="text">
      <style:text-properties style:font-name="Monospace1" fo:font-size="10pt" fo:language="en" fo:country="US"/>
    </style:style>
    <style:style style:name="T11" style:family="text">
      <style:text-properties style:font-name-asian="Monospace1" style:font-size-asian="12pt"/>
    </style:style>
    <style:style style:name="T12" style:family="text">
      <style:text-properties style:font-name-asian="Monospace1" style:font-size-asian="12pt" style:font-weight-asian="normal"/>
    </style:style>
    <style:style style:name="T13" style:family="text">
      <style:text-properties style:font-name-asian="Monospace1" style:font-size-asian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学习疯狂<text:span text:style-name="T4">Android </text:span>讲义<text:span text:style-name="T4">4--</text:span></text:p>
      <text:p text:style-name="P3"/>
      <text:p text:style-name="P3"><text:span text:style-name="T5">Android </text:span><text:span text:style-name="T6">基本界面组件</text:span></text:p>
      <text:p text:style-name="P3"/>
      <text:list xml:id="list1884562350" text:style-name="L1">
        <text:list-item>
          <text:p text:style-name="P8"><text:span text:style-name="T11">AtoCompleteTextView(可下拉选择)</text:span></text:p>
        </text:list-item>
      </text:list>
      <text:list xml:id="list1566088250" text:style-name="L2">
        <text:list-item>
          <text:p text:style-name="P9"><text:span text:style-name="T10"/></text:p>
        </text:list-item>
      </text:list>
      <text:p text:style-name="P12"/>
      <text:list xml:id="list552634035" text:style-name="L3">
        <text:list-item>
          <text:p text:style-name="P13">EditText</text:p>
        </text:list-item>
      </text:list>
      <text:p text:style-name="P6"/>
      <text:list xml:id="list2150050765" text:style-name="L4">
        <text:list-item>
          <text:p text:style-name="P19"><text:span text:style-name="T13">继承自</text:span><text:span text:style-name="T10">TextView</text:span><text:span text:style-name="T13">，有的都有，还可以输入</text:span></text:p>
        </text:list-item>
      </text:list>
      <text:p text:style-name="P10"/>
      <text:p text:style-name="P10"/>
      <text:list xml:id="list798746026" text:style-name="L5">
        <text:list-item>
          <text:p text:style-name="P14">Button ImageButton </text:p>
        </text:list-item>
      </text:list>
      <text:p text:style-name="P4"><text:span text:style-name="T11">　感觉</text:span><text:span text:style-name="T7">Button</text:span><text:span text:style-name="T11">强点，</text:span><text:span text:style-name="T7">Image</text:span><text:span text:style-name="T8">Button</text:span><text:span text:style-name="T12">的图片功能</text:span><text:span text:style-name="T8">Button</text:span><text:span text:style-name="T12">用</text:span><text:span text:style-name="T8">backgroud</text:span><text:span text:style-name="T12">也可以实现，但是</text:span><text:span text:style-name="T8">Button</text:span><text:span text:style-name="T12">显示的文字</text:span><text:span text:style-name="T8">ImageButton</text:span><text:span text:style-name="T12">就爱莫能助。</text:span></text:p>
      <text:h text:style-name="Heading_20_3" text:outline-level="3">[代码]java代码：</text:h>
      <text:p text:style-name="Preformatted_20_Text">android:background="@drawable/button_selector"</text:p>
      <text:p text:style-name="Preformatted_20_Text">／／或者</text:p>
      <text:p text:style-name="Preformatted_20_Text">android:src="@drawable/button_selector"</text:p>
      <text:p text:style-name="Preformatted_20_Text">&lt;?xml version="1.0" encoding="UTF-8"?&gt;</text:p>
      <text:p text:style-name="Preformatted_20_Text">&lt;selector xmlns:android="http://schemas.android.com/apk/res/android"&gt;</text:p>
      <text:p text:style-name="Preformatted_20_Text"><text:s text:c="8"/>&lt;!-- 指定按钮按钮下时的图片 --&gt;</text:p>
      <text:p text:style-name="Preformatted_20_Text"><text:s text:c="8"/>&lt;item android:state_pressed="true"</text:p>
      <text:p text:style-name="Preformatted_20_Text"><text:s text:c="16"/>android:drawable="@drawable/red"</text:p>
      <text:p text:style-name="Preformatted_20_Text"><text:s text:c="8"/>/&gt;</text:p>
      <text:p text:style-name="Preformatted_20_Text"><text:s text:c="8"/>&lt;!-- 指定按钮松开时的图片 --&gt; <text:s text:c="4"/></text:p>
      <text:p text:style-name="Preformatted_20_Text"><text:s text:c="8"/>&lt;item android:state_pressed="false"</text:p>
      <text:p text:style-name="Preformatted_20_Text"><text:s text:c="16"/>android:drawable="@drawable/purple"</text:p>
      <text:p text:style-name="Preformatted_20_Text"><text:s text:c="8"/>/&gt;</text:p>
      <text:p text:style-name="P7">&lt;/selector&gt;</text:p>
      <text:p text:style-name="Text_20_body"/>
      <text:list xml:id="list1870139853" text:style-name="L6">
        <text:list-item>
          <text:p text:style-name="P15">9Path </text:p>
        </text:list-item>
      </text:list>
      <text:p text:style-name="P4"><text:span text:style-name="T7">9Path</text:span><text:span text:style-name="T11">图片的好处是你可以指定你不缩放的区域。</text:span></text:p>
      <text:p text:style-name="P5">使用：</text:p>
      <text:list xml:id="list1712136669" text:style-name="L7">
        <text:list-item>
          <text:p text:style-name="P20"><text:span text:style-name="T11">路径在</text:span><text:span text:style-name="T7">sdk/tools/</text:span><text:span text:style-name="T11">下，</text:span><text:span text:style-name="T7">Linux</text:span><text:span text:style-name="T11">下先</text:span><text:span text:style-name="T7">chmod -x draw9patch</text:span><text:span text:style-name="T11">，然后</text:span><text:span text:style-name="T7">sh draw9patch</text:span><text:span text:style-name="T11">，鼠标左键选择右键取消，白色区域为不放大区域。</text:span></text:p>
        </text:list-item>
      </text:list>
      <text:p text:style-name="Text_20_body"><text:soft-page-break/><draw:a xlink:type="simple" xlink:href="http://www.apkbus.com/data/attachment/album/201211/16/2259042xpbk7q2qk188a2r.png" office:target-frame-name="_blank" xlink:show="new"><draw:frame draw:style-name="fr1" draw:name="图形1" text:anchor-type="as-char" svg:width="11.8cm" svg:height="10.372cm" draw:z-index="0"><draw:image xlink:href="http://www.apkbus.com/data/attachment/album/201211/16/2259042xpbk7q2qk188a2r.png" xlink:type="simple" xlink:show="embed" xlink:actuate="onLoad"/></draw:frame></draw:a></text:p>
      <text:p text:style-name="P3"/>
      <text:list xml:id="list609473417" text:style-name="L8">
        <text:list-item>
          <text:p text:style-name="P16">RadioButon CheckBox <text:span text:style-name="T1">TaggButton</text:span></text:p>
        </text:list-item>
      </text:list>
      <text:p text:style-name="P4"><text:span text:style-name="T7">checked=true </text:span><text:span text:style-name="T11">选中</text:span></text:p>
      <text:p text:style-name="P4"><text:span text:style-name="T7">TaggButton</text:span><text:span text:style-name="T11">　切换程序状态</text:span></text:p>
      <text:p text:style-name="P6">textOn/textOff</text:p>
      <text:h text:style-name="Heading_20_3" text:outline-level="3">[代码]java代码：</text:h>
      <text:p text:style-name="Preformatted_20_Text">toggle.setOnCheckedChangeListener(new OnCheckedChangeListener()</text:p>
      <text:p text:style-name="Preformatted_20_Text"><text:s text:c="24"/>{</text:p>
      <text:p text:style-name="Preformatted_20_Text"/>
      <text:p text:style-name="Preformatted_20_Text"><text:s text:c="32"/>@Override</text:p>
      <text:p text:style-name="Preformatted_20_Text"><text:s text:c="32"/>public void onCheckedChanged(CompoundButton arg0, boolean arg1)</text:p>
      <text:p text:style-name="Preformatted_20_Text"><text:s text:c="32"/>{</text:p>
      <text:p text:style-name="Preformatted_20_Text"><text:s text:c="40"/>if(arg1)</text:p>
      <text:p text:style-name="Preformatted_20_Text"><text:s text:c="40"/>{</text:p>
      <text:p text:style-name="Preformatted_20_Text"><text:s text:c="48"/>//设置LinearLayout垂直布局</text:p>
      <text:p text:style-name="Preformatted_20_Text"><text:s text:c="48"/>test.setOrientation(1);</text:p>
      <text:p text:style-name="Preformatted_20_Text"><text:s text:c="40"/>}</text:p>
      <text:p text:style-name="Preformatted_20_Text"><text:s text:c="40"/>else</text:p>
      <text:p text:style-name="Preformatted_20_Text"><text:s text:c="40"/>{</text:p>
      <text:p text:style-name="Preformatted_20_Text"><text:s text:c="48"/>//设置LinearLayout水平布局</text:p>
      <text:p text:style-name="Preformatted_20_Text"><text:s text:c="48"/>test.setOrientation(0);</text:p>
      <text:p text:style-name="Preformatted_20_Text"><text:s text:c="40"/>} <text:s text:c="22"/></text:p>
      <text:p text:style-name="Preformatted_20_Text"><text:s text:c="32"/>}</text:p>
      <text:p text:style-name="P7"><text:s text:c="24"/>});</text:p>
      <text:p text:style-name="Text_20_body"><text:soft-page-break/></text:p>
      <text:list xml:id="list136568520" text:style-name="L9">
        <text:list-item>
          <text:p text:style-name="P17">AnalogClock DigitalClock <text:span text:style-name="T1">Chronometer</text:span></text:p>
        </text:list-item>
      </text:list>
      <text:p text:style-name="P3"><text:span text:style-name="T2">Chronometer:</text:span><text:span text:style-name="T3">开始计时，格式，</text:span><text:span text:style-name="T2">start,stop</text:span><text:span text:style-name="T3">，监听时间</text:span> </text:p>
      <text:p text:style-name="P3"/>
      <text:p text:style-name="P3"/>
      <text:list xml:id="list526141276" text:style-name="L10">
        <text:list-item>
          <text:p text:style-name="P18">ImageView</text:p>
        </text:list-item>
      </text:list>
      <text:list xml:id="list1744835410" text:style-name="L11">
        <text:list-item>
          <text:p text:style-name="P21">adjustViewBounds 调整自己适应图片，一切以图片为主……</text:p>
        </text:list-item>
        <text:list-item>
          <text:p text:style-name="P21"><text:span text:style-name="T9">scaleType </text:span><text:span text:style-name="T13">设置缩放及位置</text:span></text:p>
        </text:list-item>
      </text:list>
      <text:p text:style-name="P10"/>
      <text:p text:style-name="P10"/>
      <text:p text:style-name="Text_20_body">最后用TextView+ImageView仿了一下微博：</text:p>
      <text:p text:style-name="Text_20_body"><draw:a xlink:type="simple" xlink:href="http://www.apkbus.com/data/attachment/album/201211/16/23121658qh44w4vi7i4kh7.png" office:target-frame-name="_blank" xlink:show="new"><draw:frame draw:style-name="fr1" draw:name="图形2" text:anchor-type="as-char" svg:width="10.874cm" svg:height="5.953cm" draw:z-index="1"><draw:image xlink:href="http://www.apkbus.com/data/attachment/album/201211/16/23121658qh44w4vi7i4kh7.png" xlink:type="simple" xlink:show="embed" xlink:actuate="onLoad"/></draw:frame></draw:a></text:p>
      <text:h text:style-name="Heading_20_3" text:outline-level="3">[代码]java代码：</text:h>
      <text:p text:style-name="Preformatted_20_Text">&lt;LinearLayout xmlns:android="http://schemas.android.com/apk/res/android"</text:p>
      <text:p text:style-name="Preformatted_20_Text"><text:s text:c="4"/>xmlns:tools="http://schemas.android.com/tools"</text:p>
      <text:p text:style-name="Preformatted_20_Text"><text:s text:c="4"/>android:id="@+id/LinearLayout1"</text:p>
      <text:p text:style-name="Preformatted_20_Text"><text:s text:c="4"/>android:layout_width="match_parent"</text:p>
      <text:p text:style-name="Preformatted_20_Text"><text:s text:c="4"/>android:layout_height="match_parent"</text:p>
      <text:p text:style-name="Preformatted_20_Text"><text:s text:c="4"/>android:orientation="horizontal"</text:p>
      <text:p text:style-name="Preformatted_20_Text"><text:s text:c="4"/>android:paddingLeft="16dp"</text:p>
      <text:p text:style-name="Preformatted_20_Text"><text:s text:c="4"/>android:paddingRight="16dp"</text:p>
      <text:p text:style-name="Preformatted_20_Text"><text:s text:c="4"/>android:paddingTop="5dp" &gt;</text:p>
      <text:p text:style-name="Preformatted_20_Text"/>
      <text:p text:style-name="Preformatted_20_Text"><text:s text:c="4"/>&lt;ImageView</text:p>
      <text:p text:style-name="Preformatted_20_Text"><text:s text:c="8"/>android:layout_width="45dp"</text:p>
      <text:p text:style-name="Preformatted_20_Text"><text:s text:c="8"/>android:layout_height="wrap_content"</text:p>
      <text:p text:style-name="Preformatted_20_Text"><text:s text:c="8"/>android:paddingRight="8dp"</text:p>
      <text:p text:style-name="Preformatted_20_Text"><text:s text:c="8"/>android:src="@drawable/cf"</text:p>
      <text:p text:style-name="Preformatted_20_Text"><text:s text:c="8"/>android:adjustViewBounds="true"</text:p>
      <text:p text:style-name="Preformatted_20_Text"><text:s text:c="12"/>android:scaleType="fitXY" /&gt;</text:p>
      <text:p text:style-name="Preformatted_20_Text"/>
      <text:p text:style-name="Preformatted_20_Text"><text:s text:c="4"/>&lt;LinearLayout</text:p>
      <text:p text:style-name="Preformatted_20_Text"><text:s text:c="8"/>android:layout_width="match_parent"</text:p>
      <text:p text:style-name="Preformatted_20_Text"><text:s text:c="8"/>android:layout_height="wrap_content" </text:p>
      <text:p text:style-name="Preformatted_20_Text"><text:soft-page-break/><text:s text:c="8"/>android:orientation="vertical"&gt;</text:p>
      <text:p text:style-name="Preformatted_20_Text"/>
      <text:p text:style-name="Preformatted_20_Text"><text:s text:c="8"/>&lt;RelativeLayout</text:p>
      <text:p text:style-name="Preformatted_20_Text"><text:s text:c="12"/>android:layout_width="match_parent"</text:p>
      <text:p text:style-name="Preformatted_20_Text"><text:s text:c="12"/>android:layout_height="wrap_content"</text:p>
      <text:p text:style-name="Preformatted_20_Text"><text:s text:c="12"/>android:orientation="horizontal" &gt;</text:p>
      <text:p text:style-name="Preformatted_20_Text"/>
      <text:p text:style-name="Preformatted_20_Text"><text:s text:c="12"/>&lt;TextView</text:p>
      <text:p text:style-name="Preformatted_20_Text"><text:s text:c="16"/>android:id="@+id/username"</text:p>
      <text:p text:style-name="Preformatted_20_Text"><text:s text:c="16"/>android:layout_width="wrap_content"</text:p>
      <text:p text:style-name="Preformatted_20_Text"><text:s text:c="16"/>android:layout_height="wrap_content"</text:p>
      <text:p text:style-name="Preformatted_20_Text"><text:s text:c="16"/>android:text="安卓巴士论坛"</text:p>
      <text:p text:style-name="Preformatted_20_Text"><text:s text:c="16"/>android:textColor="#19a2d1"</text:p>
      <text:p text:style-name="Preformatted_20_Text"><text:s text:c="16"/>android:textSize="12dp"</text:p>
      <text:p text:style-name="Preformatted_20_Text"><text:s text:c="16"/>android:textStyle="bold" /&gt;</text:p>
      <text:p text:style-name="Preformatted_20_Text"/>
      <text:p text:style-name="Preformatted_20_Text"><text:s text:c="12"/>&lt;ImageView</text:p>
      <text:p text:style-name="Preformatted_20_Text"><text:s text:c="16"/>android:layout_width="wrap_content"</text:p>
      <text:p text:style-name="Preformatted_20_Text"><text:s text:c="16"/>android:layout_height="wrap_content"</text:p>
      <text:p text:style-name="Preformatted_20_Text"><text:s text:c="16"/>android:layout_alignTop="@id/username"</text:p>
      <text:p text:style-name="Preformatted_20_Text"><text:s text:c="16"/>android:layout_toRightOf="@id/username"</text:p>
      <text:p text:style-name="Preformatted_20_Text"><text:s text:c="16"/>android:paddingLeft="2dp"</text:p>
      <text:p text:style-name="Preformatted_20_Text"><text:s text:c="16"/>android:src="@drawable/vip" /&gt;</text:p>
      <text:p text:style-name="Preformatted_20_Text"/>
      <text:p text:style-name="Preformatted_20_Text"><text:s text:c="12"/>&lt;TextView</text:p>
      <text:p text:style-name="Preformatted_20_Text"><text:s text:c="16"/>android:layout_width="wrap_content"</text:p>
      <text:p text:style-name="Preformatted_20_Text"><text:s text:c="16"/>android:layout_height="wrap_content"</text:p>
      <text:p text:style-name="Preformatted_20_Text"><text:s text:c="16"/>android:layout_alignBottom="@id/username"</text:p>
      <text:p text:style-name="Preformatted_20_Text"><text:s text:c="16"/>android:layout_alignParentRight="true"</text:p>
      <text:p text:style-name="Preformatted_20_Text"><text:s text:c="16"/>android:text="19:10"</text:p>
      <text:p text:style-name="Preformatted_20_Text"><text:s text:c="16"/>android:textColor="#d18d19"</text:p>
      <text:p text:style-name="Preformatted_20_Text"><text:s text:c="16"/>android:textSize="9dp" /&gt;</text:p>
      <text:p text:style-name="Preformatted_20_Text"><text:s text:c="8"/>&lt;/RelativeLayout&gt;</text:p>
      <text:p text:style-name="Preformatted_20_Text"/>
      <text:p text:style-name="Preformatted_20_Text"><text:s text:c="8"/>&lt;TextView</text:p>
      <text:p text:style-name="Preformatted_20_Text"><text:s text:c="12"/>android:layout_width="wrap_content"</text:p>
      <text:p text:style-name="Preformatted_20_Text"><text:s text:c="12"/>android:layout_height="wrap_content"</text:p>
      <text:p text:style-name="Preformatted_20_Text"><text:s text:c="12"/>android:autoLink="web"</text:p>
      <text:p text:style-name="Preformatted_20_Text"><text:s text:c="12"/>android:paddingTop="3dp"</text:p>
      <text:p text:style-name="Preformatted_20_Text"><text:s text:c="10"/></text:p>
      <text:p text:style-name="Preformatted_20_Text"><text:s text:c="12"/>android:text="想去谷歌工作？15个面试问题据说难倒天才！ 谷歌公司的面试题在刁钻古怪方面相当出名，科技博客BusinessInsider贴出了15道谷歌面试题，并一一给出了答案。要面试的童鞋可以参考下详见http://t.cn/zjwP6NZ"</text:p>
      <text:p text:style-name="Preformatted_20_Text"><text:s text:c="12"/>android:textSize="12dp" /&gt;</text:p>
      <text:p text:style-name="Preformatted_20_Text"><text:s text:c="8"/>&lt;ImageView </text:p>
      <text:p text:style-name="Preformatted_20_Text"><text:soft-page-break/><text:s text:c="12"/>android:layout_width="60dp"</text:p>
      <text:p text:style-name="Preformatted_20_Text"><text:s text:c="12"/>android:layout_height="wrap_content"</text:p>
      <text:p text:style-name="Preformatted_20_Text"><text:s text:c="12"/>android:adjustViewBounds="true"</text:p>
      <text:p text:style-name="Preformatted_20_Text"><text:s text:c="12"/>android:scaleType="fitXY"</text:p>
      <text:p text:style-name="Preformatted_20_Text"><text:s text:c="12"/>android:padding="3dp"</text:p>
      <text:p text:style-name="Preformatted_20_Text"><text:s text:c="12"/>android:src="@drawable/b15b3204jw1dyvxt9tviej"</text:p>
      <text:p text:style-name="Preformatted_20_Text"><text:s text:c="12"/>/&gt;</text:p>
      <text:p text:style-name="Preformatted_20_Text"><text:s text:c="8"/>&lt;TextView android:layout_width="wrap_content"</text:p>
      <text:p text:style-name="Preformatted_20_Text"><text:s text:c="12"/>android:layout_height="wrap_content"</text:p>
      <text:p text:style-name="Preformatted_20_Text"><text:s text:c="12"/>android:textColor="#19b8d1"</text:p>
      <text:p text:style-name="Preformatted_20_Text"><text:s text:c="16"/>android:textSize="8dp" </text:p>
      <text:p text:style-name="Preformatted_20_Text"><text:s text:c="16"/>android:text="专业版微博"</text:p>
      <text:p text:style-name="Preformatted_20_Text"><text:s text:c="12"/>/&gt;</text:p>
      <text:p text:style-name="Preformatted_20_Text"><text:s text:c="4"/>&lt;/LinearLayout&gt;</text:p>
      <text:p text:style-name="Preformatted_20_Text"/>
      <text:p text:style-name="P7">&lt;/LinearLayout&gt;</text:p>
      <text:p text:style-name="Text_20_body"/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, serif"/>
    <style:font-face style:name="Lohit Hindi1" svg:font-family="'Lohit Hindi'"/>
    <style:font-face style:name="Monospace1" svg:font-family="Monospace"/>
    <style:font-face style:name="OpenSymbol" svg:font-family="OpenSymbol"/>
    <style:font-face style:name="文泉驛微米黑1" svg:font-family="文泉驛微米黑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文泉驿等宽正黑" svg:font-family="文泉驿等宽正黑" style:font-family-generic="modern" style:font-pitch="fixed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文泉驿等宽正黑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文泉驿正黑" style:font-size-asian="14pt" style:font-weight-asian="bold" style:font-name-complex="Lohit Hindi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</meta:initial-creator>
    <meta:creation-date>2012-11-12T22:04:26</meta:creation-date>
    <dc:date>2012-11-17T00:24:28</dc:date>
    <dc:creator>roger </dc:creator>
    <meta:editing-duration>PT18H20M11S</meta:editing-duration>
    <meta:editing-cycles>13</meta:editing-cycles>
    <meta:generator>LibreOffice/3.5$Linux_x86 LibreOffice_project/350m1$Build-2</meta:generator>
    <meta:document-statistic meta:table-count="0" meta:image-count="2" meta:object-count="0" meta:page-count="5" meta:paragraph-count="129" meta:word-count="228" meta:character-count="4665" meta:non-whitespace-character-count="3290"/>
  </office:meta>
</office:document-meta>
</file>